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essunaspaziatura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" style:parent-style-name="Nessunaspaziatura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" style:parent-style-name="Nessunaspaziatura" style:family="paragraph">
      <style:paragraph-properties fo:text-indent="0.4916in"/>
    </style:style>
    <style:style style:name="T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5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7" style:parent-style-name="Nessunaspaziatura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" style:parent-style-name="Nessunaspaziatura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" style:parent-style-name="Nessunaspaziatura" style:family="paragraph">
      <style:text-properties style:font-name="Times New Roman" style:font-name-complex="Times New Roman"/>
    </style:style>
    <style:style style:name="P10" style:parent-style-name="Nessunaspaziatura" style:family="paragraph">
      <style:text-properties style:font-name="Times New Roman" style:font-name-complex="Times New Roman"/>
    </style:style>
    <style:style style:name="P11" style:parent-style-name="Nessunaspaziatura" style:family="paragraph">
      <style:text-properties style:font-name="Times New Roman" style:font-name-complex="Times New Roman"/>
    </style:style>
    <style:style style:name="P12" style:parent-style-name="Nessunaspaziatura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3" style:parent-style-name="Nessunaspaziatura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4" style:parent-style-name="Nessunaspaziatura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5" style:parent-style-name="Nessunaspaziatura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16" style:parent-style-name="Nessunaspaziatura" style:family="paragraph">
      <style:paragraph-properties fo:text-align="center"/>
    </style:style>
    <style:style style:name="T1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9" style:parent-style-name="Car.predefinitoparagrafo" style:family="text">
      <style:text-properties style:font-name="Times New Roman" style:font-name-complex="Times New Roman" fo:font-size="8pt" style:font-size-asian="8pt" style:font-size-complex="8pt"/>
    </style:style>
    <style:style style:name="P2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2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3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24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6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8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29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1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32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4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5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36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7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8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9" style:parent-style-name="Nessunaspaziatura" style:family="paragraph">
      <style:text-properties style:font-name="Times New Roman" style:font-name-complex="Times New Roman"/>
    </style:style>
    <style:style style:name="P40" style:parent-style-name="Nessunaspaziatura" style:family="paragraph">
      <style:text-properties style:font-name="Times New Roman" style:font-name-complex="Times New Roman"/>
    </style:style>
    <style:style style:name="P41" style:parent-style-name="Nessunaspaziatura" style:family="paragraph">
      <style:text-properties style:font-name="Times New Roman" style:font-name-complex="Times New Roman"/>
    </style:style>
    <style:style style:name="P42" style:parent-style-name="Normale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3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44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45" style:parent-style-name="Normale" style:family="paragraph">
      <style:paragraph-properties fo:margin-bottom="0in" fo:line-height="100%">
        <style:tab-stops>
          <style:tab-stop style:type="left" style:position="2.9152in"/>
          <style:tab-stop style:type="center" style:position="3.346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46" style:parent-style-name="Normale" style:family="paragraph">
      <style:paragraph-properties fo:text-align="center" fo:margin-bottom="0in" fo:line-height="100%"/>
    </style:style>
    <style:style style:name="T4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8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50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51" style:parent-style-name="Normale" style:family="paragraph">
      <style:paragraph-properties fo:margin-bottom="0in" fo:line-height="100%"/>
    </style:style>
    <style:style style:name="T52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5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54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55" style:parent-style-name="Normale" style:family="paragraph">
      <style:paragraph-properties fo:margin-bottom="0in" fo:line-height="100%"/>
    </style:style>
    <style:style style:name="T56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5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58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59" style:parent-style-name="Normale" style:family="paragraph">
      <style:paragraph-properties fo:margin-bottom="0in" fo:line-height="100%"/>
    </style:style>
    <style:style style:name="T60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6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62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63" style:parent-style-name="Normale" style:family="paragraph">
      <style:paragraph-properties fo:margin-bottom="0in" fo:line-height="100%"/>
    </style:style>
    <style:style style:name="T64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6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66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67" style:parent-style-name="Normale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8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69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70" style:parent-style-name="Nessunaspaziatura" style:family="paragraph">
      <style:text-properties style:font-name="Times New Roman" style:font-name-complex="Times New Roman"/>
    </style:style>
    <style:style style:name="P71" style:parent-style-name="Nessunaspaziatura" style:family="paragraph">
      <style:text-properties style:font-name="Times New Roman" style:font-name-complex="Times New Roman"/>
    </style:style>
    <style:style style:name="P72" style:parent-style-name="Nessunaspaziatura" style:family="paragraph">
      <style:text-properties style:font-name="Times New Roman" style:font-name-complex="Times New Roman"/>
    </style:style>
    <style:style style:name="P73" style:parent-style-name="Normale" style:family="paragraph">
      <style:paragraph-properties fo:margin-bottom="0in"/>
    </style:style>
    <style:style style:name="T74" style:parent-style-name="Car.predefinitoparagrafo" style:family="text">
      <style:text-properties style:font-name="Times New Roman" style:font-name-asian="Calibri" style:font-name-complex="Times New Roman" fo:font-weight="bold" style:font-weight-asian="bold" fo:font-size="12pt" style:font-size-asian="12pt" style:font-size-complex="12pt"/>
    </style:style>
    <style:style style:name="T75" style:parent-style-name="Car.predefinitoparagrafo" style:family="text">
      <style:text-properties style:font-name="Times New Roman" style:font-name-asian="Calibri" style:font-name-complex="Times New Roman" fo:font-weight="bold" style:font-weight-asian="bold" fo:font-size="12pt" style:font-size-asian="12pt" style:font-size-complex="12pt"/>
    </style:style>
    <style:style style:name="T76" style:parent-style-name="Car.predefinitoparagrafo" style:family="text">
      <style:text-properties style:font-name="Times New Roman" style:font-name-asian="Calibri" style:font-name-complex="Times New Roman" fo:font-weight="bold" style:font-weight-asian="bold" fo:font-size="12pt" style:font-size-asian="12pt" style:font-size-complex="12pt"/>
    </style:style>
    <style:style style:name="T77" style:parent-style-name="Car.predefinitoparagrafo" style:family="text">
      <style:text-properties style:font-name="Times New Roman" style:font-name-asian="Calibri" style:font-name-complex="Times New Roman" fo:font-weight="bold" style:font-weight-asian="bold" fo:font-size="12pt" style:font-size-asian="12pt" style:font-size-complex="12pt"/>
    </style:style>
    <style:style style:name="P78" style:parent-style-name="Normale" style:family="paragraph">
      <style:paragraph-properties fo:margin-bottom="0in"/>
      <style:text-properties style:font-name="Times New Roman" style:font-name-asian="Calibri" style:font-name-complex="Times New Roman" fo:font-weight="bold" style:font-weight-asian="bold" fo:font-size="12pt" style:font-size-asian="12pt" style:font-size-complex="12pt"/>
    </style:style>
    <style:style style:name="P79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80" style:parent-style-name="Normale" style:family="paragraph">
      <style:paragraph-properties fo:text-align="center" fo:margin-bottom="0in"/>
    </style:style>
    <style:style style:name="T8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82" style:parent-style-name="Normale" style:family="paragraph">
      <style:paragraph-properties fo:text-align="center" fo:margin-bottom="0in"/>
    </style:style>
    <style:style style:name="T83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84" style:parent-style-name="Car.predefinitoparagrafo" style:family="text">
      <style:text-properties style:font-name="Times New Roman" style:font-name-asian="Calibri" style:font-name-complex="Times New Roman" fo:font-weight="bold" style:font-weight-asian="bold" fo:font-size="10pt" style:font-size-asian="10pt" style:font-size-complex="10pt"/>
    </style:style>
    <style:style style:name="T85" style:parent-style-name="Car.predefinitoparagrafo" style:family="text">
      <style:text-properties style:font-name="Times New Roman" style:font-name-asian="Calibri" style:font-name-complex="Times New Roman" fo:font-size="10pt" style:font-size-asian="10pt" style:font-size-complex="10pt"/>
    </style:style>
    <style:style style:name="P86" style:parent-style-name="Normale" style:family="paragraph">
      <style:paragraph-properties fo:margin-bottom="0in"/>
      <style:text-properties style:font-name="Times New Roman" style:font-name-asian="Calibri" style:font-name-complex="Times New Roman" fo:font-size="10pt" style:font-size-asian="10pt" style:font-size-complex="10pt"/>
    </style:style>
    <style:style style:name="P87" style:parent-style-name="Normale" style:family="paragraph">
      <style:paragraph-properties fo:margin-bottom="0in"/>
    </style:style>
    <style:style style:name="T88" style:parent-style-name="Car.predefinitoparagrafo" style:family="text">
      <style:text-properties style:font-name="Times New Roman" style:font-name-asian="Calibri" style:font-name-complex="Times New Roman" fo:font-weight="bold" style:font-weight-asian="bold" fo:font-size="10pt" style:font-size-asian="10pt" style:font-size-complex="10pt"/>
    </style:style>
    <style:style style:name="T89" style:parent-style-name="Car.predefinitoparagrafo" style:family="text">
      <style:text-properties style:font-name="Times New Roman" style:font-name-asian="Calibri" style:font-name-complex="Times New Roman" fo:font-size="10pt" style:font-size-asian="10pt" style:font-size-complex="10pt"/>
    </style:style>
    <style:style style:name="P90" style:parent-style-name="Normale" style:family="paragraph">
      <style:paragraph-properties fo:margin-bottom="0in"/>
      <style:text-properties style:font-name="Times New Roman" style:font-name-asian="Calibri" style:font-name-complex="Times New Roman" fo:font-size="10pt" style:font-size-asian="10pt" style:font-size-complex="10pt"/>
    </style:style>
    <style:style style:name="P91" style:parent-style-name="Normale" style:family="paragraph">
      <style:paragraph-properties fo:margin-bottom="0in"/>
    </style:style>
    <style:style style:name="T92" style:parent-style-name="Car.predefinitoparagrafo" style:family="text">
      <style:text-properties style:font-name="Times New Roman" style:font-name-asian="Calibri" style:font-name-complex="Times New Roman" fo:font-weight="bold" style:font-weight-asian="bold" fo:font-size="10pt" style:font-size-asian="10pt" style:font-size-complex="10pt"/>
    </style:style>
    <style:style style:name="T93" style:parent-style-name="Car.predefinitoparagrafo" style:family="text">
      <style:text-properties style:font-name="Times New Roman" style:font-name-asian="Calibri" style:font-name-complex="Times New Roman" fo:font-size="10pt" style:font-size-asian="10pt" style:font-size-complex="10pt"/>
    </style:style>
    <style:style style:name="P94" style:parent-style-name="Normale" style:family="paragraph">
      <style:paragraph-properties fo:margin-bottom="0in"/>
      <style:text-properties style:font-name="Times New Roman" style:font-name-asian="Calibri" style:font-name-complex="Times New Roman" fo:font-size="10pt" style:font-size-asian="10pt" style:font-size-complex="10pt"/>
    </style:style>
    <style:style style:name="P95" style:parent-style-name="Normale" style:family="paragraph">
      <style:paragraph-properties fo:margin-bottom="0in"/>
    </style:style>
    <style:style style:name="T96" style:parent-style-name="Car.predefinitoparagrafo" style:family="text">
      <style:text-properties style:font-name="Times New Roman" style:font-name-asian="Calibri" style:font-name-complex="Times New Roman" fo:font-weight="bold" style:font-weight-asian="bold" fo:font-size="10pt" style:font-size-asian="10pt" style:font-size-complex="10pt"/>
    </style:style>
    <style:style style:name="T97" style:parent-style-name="Car.predefinitoparagrafo" style:family="text">
      <style:text-properties style:font-name="Times New Roman" style:font-name-asian="Calibri" style:font-name-complex="Times New Roman" fo:font-size="10pt" style:font-size-asian="10pt" style:font-size-complex="10pt"/>
    </style:style>
    <style:style style:name="P98" style:parent-style-name="Normale" style:family="paragraph">
      <style:paragraph-properties fo:margin-bottom="0in"/>
      <style:text-properties style:font-name="Times New Roman" style:font-name-asian="Calibri" style:font-name-complex="Times New Roman" fo:font-size="10pt" style:font-size-asian="10pt" style:font-size-complex="10pt"/>
    </style:style>
    <style:style style:name="P99" style:parent-style-name="Normale" style:family="paragraph">
      <style:paragraph-properties fo:margin-bottom="0in"/>
    </style:style>
    <style:style style:name="T100" style:parent-style-name="Car.predefinitoparagrafo" style:family="text">
      <style:text-properties style:font-name="Times New Roman" style:font-name-asian="Calibri" style:font-name-complex="Times New Roman" fo:font-weight="bold" style:font-weight-asian="bold" fo:font-size="10pt" style:font-size-asian="10pt" style:font-size-complex="10pt"/>
    </style:style>
    <style:style style:name="T101" style:parent-style-name="Car.predefinitoparagrafo" style:family="text">
      <style:text-properties style:font-name="Times New Roman" style:font-name-asian="Calibri" style:font-name-complex="Times New Roman" fo:font-size="10pt" style:font-size-asian="10pt" style:font-size-complex="10pt"/>
    </style:style>
    <style:style style:name="P102" style:parent-style-name="Normale" style:family="paragraph">
      <style:paragraph-properties fo:margin-bottom="0in"/>
      <style:text-properties style:font-name="Times New Roman" style:font-name-asian="Calibri" style:font-name-complex="Times New Roman" fo:font-size="10pt" style:font-size-asian="10pt" style:font-size-complex="10pt"/>
    </style:style>
    <style:style style:name="P103" style:parent-style-name="Normale" style:family="paragraph">
      <style:paragraph-properties fo:margin-bottom="0in"/>
      <style:text-properties style:font-name="Times New Roman" style:font-name-asian="Calibri" style:font-name-complex="Times New Roman" fo:font-weight="bold" style:font-weight-asian="bold" fo:font-size="10pt" style:font-size-asian="10pt" style:font-size-complex="10pt"/>
    </style:style>
    <style:style style:name="P104" style:parent-style-name="Normale" style:family="paragraph">
      <style:paragraph-properties fo:margin-bottom="0in" fo:line-height="100%"/>
      <style:text-properties style:font-name="Times New Roman" style:font-name-asian="Calibri" style:font-name-complex="Times New Roman" fo:font-size="10pt" style:font-size-asian="10pt" style:font-size-complex="10pt"/>
    </style:style>
    <style:style style:name="P105" style:parent-style-name="Normale" style:family="paragraph">
      <style:paragraph-properties fo:margin-bottom="0in" fo:line-height="100%"/>
      <style:text-properties style:font-name="Times New Roman" style:font-name-asian="Calibri" style:font-name-complex="Times New Roman" fo:font-size="10pt" style:font-size-asian="10pt" style:font-size-complex="10pt"/>
    </style:style>
    <style:style style:name="P106" style:parent-style-name="Nessunaspaziatura" style:family="paragraph">
      <style:text-properties style:font-name="Times New Roman" style:font-name-complex="Times New Roman"/>
    </style:style>
    <style:style style:name="P107" style:parent-style-name="Nessunaspaziatura" style:family="paragraph">
      <style:text-properties style:font-name="Times New Roman" style:font-name-complex="Times New Roman"/>
    </style:style>
    <style:style style:name="P108" style:parent-style-name="Nessunaspaziatura" style:family="paragraph">
      <style:text-properties style:font-name="Times New Roman" style:font-name-complex="Times New Roman"/>
    </style:style>
    <style:style style:name="P109" style:parent-style-name="Normale" style:family="paragraph">
      <style:paragraph-properties fo:margin-bottom="0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10" style:parent-style-name="Normale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P111" style:parent-style-name="Normale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P112" style:parent-style-name="Normale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P113" style:parent-style-name="Normale" style:family="paragraph">
      <style:paragraph-properties fo:text-align="center" fo:margin-bottom="0in"/>
    </style:style>
    <style:style style:name="T114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1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16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117" style:parent-style-name="Normale" style:family="paragraph">
      <style:paragraph-properties fo:margin-bottom="0in"/>
    </style:style>
    <style:style style:name="T118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1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20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121" style:parent-style-name="Normale" style:family="paragraph">
      <style:paragraph-properties fo:margin-bottom="0in"/>
    </style:style>
    <style:style style:name="T122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2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24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125" style:parent-style-name="Normale" style:family="paragraph">
      <style:paragraph-properties fo:margin-bottom="0in"/>
    </style:style>
    <style:style style:name="T126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2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28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129" style:parent-style-name="Normale" style:family="paragraph">
      <style:paragraph-properties fo:margin-bottom="0in"/>
    </style:style>
    <style:style style:name="T130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3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32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133" style:parent-style-name="Normale" style:family="paragraph">
      <style:paragraph-properties fo:margin-bottom="0in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134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35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36" style:parent-style-name="Nessunaspaziatura" style:family="paragraph">
      <style:text-properties style:font-name="Times New Roman" style:font-name-complex="Times New Roman"/>
    </style:style>
    <style:style style:name="P137" style:parent-style-name="Nessunaspaziatura" style:family="paragraph">
      <style:text-properties style:font-name="Times New Roman" style:font-name-complex="Times New Roman"/>
    </style:style>
    <style:style style:name="P138" style:parent-style-name="Nessunaspaziatura" style:family="paragraph">
      <style:text-properties style:font-name="Times New Roman" style:font-name-complex="Times New Roman"/>
    </style:style>
    <style:style style:name="P139" style:parent-style-name="Titolo3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140" style:parent-style-name="Nessunaspaziatura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141" style:parent-style-name="Nessunaspaziatura" style:family="paragraph">
      <style:paragraph-properties fo:text-align="center"/>
    </style:style>
    <style:style style:name="T142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4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4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45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146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4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48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4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5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5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152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153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5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5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5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5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5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59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160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6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6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6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64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165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66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6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6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69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170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7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7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73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174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175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176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177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178" style:parent-style-name="Titolo3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179" style:parent-style-name="Nessunaspaziatura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180" style:parent-style-name="Nessunaspaziatura" style:family="paragraph">
      <style:paragraph-properties fo:text-align="center"/>
    </style:style>
    <style:style style:name="T18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8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8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8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85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186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8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88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8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90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191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192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9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9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9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196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19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9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19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0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20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0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0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04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205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0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07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08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09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1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11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12" style:parent-style-name="Titolo3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213" style:parent-style-name="Nessunaspaziatura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14" style:parent-style-name="Nessunaspaziatura" style:family="paragraph">
      <style:paragraph-properties fo:text-align="center"/>
    </style:style>
    <style:style style:name="T215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1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17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218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19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20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2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22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223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224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2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2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2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2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2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3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23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3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3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34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235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3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3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38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239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4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41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42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43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44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45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46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47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48" style:parent-style-name="Normale" style:family="paragraph">
      <style:paragraph-properties fo:margin-bottom="0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9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50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51" style:parent-style-name="Normale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P252" style:parent-style-name="Normale" style:family="paragraph">
      <style:paragraph-properties fo:text-align="center" fo:margin-bottom="0in"/>
    </style:style>
    <style:style style:name="T253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5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55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56" style:parent-style-name="Normale" style:family="paragraph">
      <style:paragraph-properties fo:margin-bottom="0in"/>
    </style:style>
    <style:style style:name="T25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5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59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60" style:parent-style-name="Normale" style:family="paragraph">
      <style:paragraph-properties fo:margin-bottom="0in"/>
    </style:style>
    <style:style style:name="T26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6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63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64" style:parent-style-name="Normale" style:family="paragraph">
      <style:paragraph-properties fo:margin-bottom="0in"/>
    </style:style>
    <style:style style:name="T265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6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67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68" style:parent-style-name="Normale" style:family="paragraph">
      <style:paragraph-properties fo:margin-bottom="0in"/>
    </style:style>
    <style:style style:name="T269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7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7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27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73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74" style:parent-style-name="Normale" style:family="paragraph">
      <style:paragraph-properties fo:margin-bottom="0in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275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76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77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78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79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8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281" style:parent-style-name="Normale" style:family="paragraph">
      <style:paragraph-properties fo:margin-bottom="0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2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83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84" style:parent-style-name="Normale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P285" style:parent-style-name="Normale" style:family="paragraph">
      <style:paragraph-properties fo:text-align="center" fo:margin-bottom="0in"/>
    </style:style>
    <style:style style:name="T286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8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8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89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90" style:parent-style-name="Normale" style:family="paragraph">
      <style:paragraph-properties fo:margin-bottom="0in"/>
    </style:style>
    <style:style style:name="T29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9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93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94" style:parent-style-name="Normale" style:family="paragraph">
      <style:paragraph-properties fo:margin-bottom="0in"/>
    </style:style>
    <style:style style:name="T295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9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297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98" style:parent-style-name="Normale" style:family="paragraph">
      <style:paragraph-properties fo:margin-bottom="0in"/>
    </style:style>
    <style:style style:name="T299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0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01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302" style:parent-style-name="Normale" style:family="paragraph">
      <style:paragraph-properties fo:margin-bottom="0in"/>
    </style:style>
    <style:style style:name="T303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0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05" style:parent-style-name="Normale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306" style:parent-style-name="Normale" style:family="paragraph">
      <style:paragraph-properties fo:margin-bottom="0in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307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08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09" style:parent-style-name="Normale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1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11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12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13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14" style:parent-style-name="Titolo3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315" style:parent-style-name="Nessunaspaziatura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316" style:parent-style-name="Nessunaspaziatura" style:family="paragraph">
      <style:paragraph-properties fo:text-align="center"/>
    </style:style>
    <style:style style:name="T31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1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1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2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2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2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23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324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25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26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2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2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29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33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33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3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3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3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3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3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3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3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39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340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4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4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4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4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4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46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4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4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4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5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6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36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6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63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64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65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66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67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68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69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370" style:parent-style-name="Titolo3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371" style:parent-style-name="Nessunaspaziatura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372" style:parent-style-name="Nessunaspaziatura" style:family="paragraph">
      <style:paragraph-properties fo:text-align="center"/>
    </style:style>
    <style:style style:name="T373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7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75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376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7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78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7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8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81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382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8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8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8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8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8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88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389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9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9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92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393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9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9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39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397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398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9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40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401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402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403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404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405" style:parent-style-name="Titolo3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406" style:parent-style-name="Nessunaspaziatura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407" style:parent-style-name="Nessunaspaziatura" style:family="paragraph">
      <style:paragraph-properties fo:text-align="center"/>
    </style:style>
    <style:style style:name="T408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0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1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1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1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1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414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15" style:parent-style-name="Nessunaspaziatura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16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1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1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1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20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2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22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423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2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2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2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27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2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429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430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31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3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3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34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35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36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37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38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39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440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T441" style:parent-style-name="Car.predefinitoparagraf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42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T443" style:parent-style-name="Car.predefinitoparagrafo" style:family="text">
      <style:text-properties style:font-name="Times New Roman" style:font-name-complex="Times New Roman" fo:font-size="10pt" style:font-size-asian="10pt" style:font-size-complex="10pt"/>
    </style:style>
    <style:style style:name="P444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445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  <style:style style:name="P446" style:parent-style-name="Nessunaspaziatura" style:family="paragraph"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p text:style-name="P1">3<text:s/><text:tab/><text:s/>Casi d’uso</text:p>
      <text:p text:style-name="P2"><text:s text:c="2"/></text:p>
      <text:p text:style-name="P3"><text:span text:style-name="T4">Di seguito sono presenti i casi d’uso identificati dal capitolato d’appalto<text:s/></text:span><text:span text:style-name="T5">Piattaforma Mobile di Apprendimento Comportamentale</text:span><text:span text:style-name="T6">.</text:span></text:p>
      <text:p text:style-name="P7"/>
      <text:p text:style-name="P8">3.1<text:tab/><text:s/>Ambito<text:s/>Utente, caso d’uso generale</text:p>
      <text:p text:style-name="P9"/>
      <text:p text:style-name="P10"/>
      <text:p text:style-name="P11"/>
      <text:p text:style-name="P12">3.2<text:tab/><text:s/>Ambito Dipendente, caso d’uso generale</text:p>
      <text:p text:style-name="P13"/>
      <text:p text:style-name="P14"/>
      <text:p text:style-name="P15">&lt;&lt;figura&gt;&gt;</text:p>
      <text:p text:style-name="P16"><text:span text:style-name="T17">Figura :</text:span><text:span text:style-name="T18"><text:s/></text:span><text:span text:style-name="T19">Ambito Dipendente, caso d’uso generale</text:span></text:p>
      <text:p text:style-name="P20"/>
      <text:p text:style-name="Nessunaspaziatura"><text:span text:style-name="T21">Attori Coinvolti:</text:span><text:span text:style-name="T22"><text:s/>Dipendente.</text:span></text:p>
      <text:p text:style-name="P23"/>
      <text:p text:style-name="Nessunaspaziatura"><text:span text:style-name="T24">Scopo e</text:span><text:span text:style-name="T25"><text:s/></text:span><text:span text:style-name="T26">Descrizione:</text:span><text:span text:style-name="T27"><text:s/>Al Dipendente devono venire proposte delle domande dal sistema, deve poter richiedere che gliene venga proposta una in ogni momento e deve poter visualizzare i suoi punteggi in qualsiasi momento.<text:s/></text:span></text:p>
      <text:p text:style-name="P28"/>
      <text:p text:style-name="Nessunaspaziatura"><text:span text:style-name="T29">Precondizione:</text:span><text:span text:style-name="T30"><text:s/>Sistema funzionante, l’utente ha effettuato il login come Dipendente nel sistema.</text:span></text:p>
      <text:p text:style-name="P31"/>
      <text:p text:style-name="Nessunaspaziatura"><text:span text:style-name="T32">Postcondizione:</text:span><text:span text:style-name="T33"><text:s/>L’Utente è ancora loggato come Dipendente ed ha effettuato una o più delle operazioni consentite rimanendo in uno stato consistente.</text:span></text:p>
      <text:p text:style-name="P34"/>
      <text:p text:style-name="P35">Flusso Principale degli Eventi:</text:p>
      <text:list text:style-name="LFO10" text:continue-numbering="true">
        <text:list-item>
          <text:p text:style-name="P36">Il Dipendente può ricevere una domanda proposta dal sistema.</text:p>
        </text:list-item>
        <text:list-item>
          <text:p text:style-name="P37">Il Dipendente può richiedere al sistema di proporgli una domanda.</text:p>
        </text:list-item>
        <text:list-item>
          <text:p text:style-name="P38">Il Dipendente può visualizzare i suoi punteggi.</text:p>
        </text:list-item>
      </text:list>
      <text:p text:style-name="P39"/>
      <text:p text:style-name="P40"/>
      <text:p text:style-name="P41"/>
      <text:p text:style-name="P42">3.2.1<text:tab/><text:s/>UCD 1 Ambito Dipendente, domanda proposta</text:p>
      <text:p text:style-name="P43"/>
      <text:p text:style-name="P44"/>
      <text:p text:style-name="P45"><text:tab/><text:tab/>&lt;&lt;figura&gt;&gt;</text:p>
      <text:p text:style-name="P46"><text:span text:style-name="T47">Figura<text:s/></text:span><text:span text:style-name="T48">:</text:span><text:span text:style-name="T49"><text:s/>Ambito Dipendente, domanda proposta</text:span></text:p>
      <text:p text:style-name="P50"/>
      <text:p text:style-name="P51"><text:span text:style-name="T52">Attori Coinvolti:</text:span><text:span text:style-name="T53"><text:s/>Dipendente.</text:span></text:p>
      <text:p text:style-name="P54"/>
      <text:p text:style-name="P55"><text:span text:style-name="T56">Scopo e Descrizione:</text:span><text:span text:style-name="T57"><text:s/>Al Dipendente viene segnalata una domanda dal sistema e lui deve poter decidere se visualizzare la domanda per rispondere o se posticipare la visualizzazione a più tardi.</text:span></text:p>
      <text:p text:style-name="P58"/>
      <text:p text:style-name="P59"><text:span text:style-name="T60">Precondizione:</text:span><text:span text:style-name="T61"><text:s/>Sistema funzionante, l’utente ha effettuato il login come Dipendente nel sistema.</text:span></text:p>
      <text:p text:style-name="P62"/>
      <text:p text:style-name="P63"><text:span text:style-name="T64">Postcondizione:</text:span><text:span text:style-name="T65"><text:s/>L’Utente è ancora loggato come Dipendente ed ha visualizzato o posticipato la domanda proposta.</text:span></text:p>
      <text:p text:style-name="P66"/>
      <text:p text:style-name="P67">Flusso Principale degli Eventi:</text:p>
      <text:list text:style-name="LFO9" text:continue-numbering="true">
        <text:list-item>
          <text:p text:style-name="P68">Il Dipendente riceve una segnalazione di domanda dal sistema.</text:p>
        </text:list-item>
        <text:list-item>
          <text:p text:style-name="P69">Il Dipendente può visualizzare la domanda proposta o posticiparla per visualizzarla in seguito.</text:p>
        </text:list-item>
      </text:list>
      <text:p text:style-name="P70"/>
      <text:p text:style-name="P71"/>
      <text:p text:style-name="P72"/>
      <text:p text:style-name="P73"><text:span text:style-name="T74">3.2</text:span><text:span text:style-name="T75">.1.1</text:span><text:span text:style-name="T76"><text:tab/><text:s/></text:span><text:span text:style-name="T77">UCD 1.1 Ambito Dipendente, mostra domanda</text:span></text:p>
      <text:p text:style-name="P78"/>
      <text:p text:style-name="P79"/>
      <text:p text:style-name="P80"><text:span text:style-name="T81">&lt;&lt;figura&gt;&gt;</text:span></text:p>
      <text:p text:style-name="P82"><text:span text:style-name="T83">Figura<text:s/></text:span><text:span text:style-name="T84">:</text:span><text:span text:style-name="T85"><text:s/>Ambito Dipendente, mostra domanda</text:span></text:p>
      <text:p text:style-name="P86"/>
      <text:p text:style-name="P87"><text:span text:style-name="T88">Attori Coinvolti:</text:span><text:span text:style-name="T89"><text:s/>Dipendente.</text:span></text:p>
      <text:p text:style-name="P90"/>
      <text:p text:style-name="P91"><text:span text:style-name="T92">Scopo e Descrizione:</text:span><text:span text:style-name="T93"><text:s/>La domanda mostrata al dipendente può essere o una domanda mai vista che può essere stata posticipata precedentemente o una domanda già vista ma risposta erroneamente dal Dipendente, il Dipendente deve rispondere alla domanda mostrata.</text:span></text:p>
      <text:p text:style-name="P94"/>
      <text:p text:style-name="P95"><text:span text:style-name="T96">Precondizione:</text:span><text:span text:style-name="T97"><text:s/>Sistema funzionante, il Dipendente ha scelto di visualizzare la domanda proposta dal sistema.</text:span></text:p>
      <text:p text:style-name="P98"/>
      <text:p text:style-name="P99"><text:span text:style-name="T100">Postcondizione:</text:span><text:span text:style-name="T101"><text:s/>Il Dipendente ha risposto alla domanda proposta dal sistema.</text:span></text:p>
      <text:p text:style-name="P102"/>
      <text:p text:style-name="P103">Flusso Principale degli Eventi:</text:p>
      <text:list text:style-name="LFO11" text:continue-numbering="true">
        <text:list-item>
          <text:p text:style-name="P104">Il Dipendente visualizza la domanda proposta.</text:p>
        </text:list-item>
        <text:list-item>
          <text:p text:style-name="P105">Il Dipendente risponde alla domanda.</text:p>
        </text:list-item>
      </text:list>
      <text:p text:style-name="P106"/>
      <text:p text:style-name="P107"/>
      <text:p text:style-name="P108"/>
      <text:p text:style-name="P109">3.2.2<text:tab/><text:s/>UCD 2 Ambito Dipendente, richiesta domanda</text:p>
      <text:p text:style-name="P110"/>
      <text:p text:style-name="P111"/>
      <text:p text:style-name="P112">&lt;&lt;figura&gt;&gt;</text:p>
      <text:p text:style-name="P113"><text:span text:style-name="T114">Figura :</text:span><text:span text:style-name="T115"><text:s/>Ambito Dipendente, richiesta domanda</text:span></text:p>
      <text:p text:style-name="P116"/>
      <text:p text:style-name="P117"><text:span text:style-name="T118">Attori Coinvolti:</text:span><text:span text:style-name="T119"><text:s/>Dipendente.</text:span></text:p>
      <text:p text:style-name="P120"/>
      <text:p text:style-name="P121"><text:span text:style-name="T122">Scopo e Descrizione:</text:span><text:span text:style-name="T123"><text:s/>Il sistema deve proporre una domanda al Dipendente ogni qualvolta esso lo richieda.</text:span></text:p>
      <text:p text:style-name="P124"/>
      <text:p text:style-name="P125"><text:span text:style-name="T126">Precondizione:</text:span><text:span text:style-name="T127"><text:s/>Sistema funzionante, il Dipendente ha richiesto che gli venga proposta una domanda dal sistema.</text:span></text:p>
      <text:p text:style-name="P128"/>
      <text:p text:style-name="P129"><text:span text:style-name="T130">Postcondizione:</text:span><text:span text:style-name="T131"><text:s/>Il sistema visualizza una domanda come richiesto dal Dipendente.</text:span></text:p>
      <text:p text:style-name="P132"/>
      <text:p text:style-name="P133">Flusso Principale degli Eventi:</text:p>
      <text:list text:style-name="LFO12" text:continue-numbering="true">
        <text:list-item>
          <text:p text:style-name="P134">Il Dipendente richiede una domanda al sistema.</text:p>
        </text:list-item>
        <text:list-item>
          <text:p text:style-name="P135">Il sistema visualizza una domanda.</text:p>
        </text:list-item>
      </text:list>
      <text:p text:style-name="P136"/>
      <text:p text:style-name="P137"/>
      <text:p text:style-name="P138"/>
      <text:h text:style-name="P139" text:outline-level="3">3.3<text:tab/><text:s/>Ambito Amministratore Sicurezza, caso d’uso generale.</text:h>
      <text:p text:style-name="Normale"/>
      <text:p text:style-name="P140">&lt;&lt;figura&gt;&gt;</text:p>
      <text:p text:style-name="P141"><text:span text:style-name="T142">Figura :</text:span><text:span text:style-name="T143"><text:s/>Ambito Amministratore Sicurezza, caso d’uso generale</text:span><text:span text:style-name="T144">.</text:span></text:p>
      <text:p text:style-name="P145"/>
      <text:p text:style-name="P146"/>
      <text:p text:style-name="Nessunaspaziatura"><text:span text:style-name="T147">Attori coinvolti:</text:span><text:span text:style-name="T148"><text:tab/></text:span><text:span text:style-name="T149"><text:s/></text:span><text:span text:style-name="T150">Amministratore Sicurezza</text:span><text:span text:style-name="T151">.</text:span></text:p>
      <text:p text:style-name="P152"/>
      <text:p text:style-name="Nessunaspaziatura"><text:span text:style-name="T153">Scopo e descrizione:<text:s/></text:span><text:span text:style-name="T154">L’Amministratore Sicurezza<text:s/></text:span><text:span text:style-name="T155">può<text:s/></text:span><text:span text:style-name="T156">modifica</text:span><text:span text:style-name="T157">re il database di domande o consultare le domande</text:span><text:span text:style-name="T158">.</text:span></text:p>
      <text:p text:style-name="P159"/>
      <text:p text:style-name="Nessunaspaziatura"><text:span text:style-name="T160">Precondizione:<text:s/></text:span><text:span text:style-name="T161">Sistema funzionante con database di domande esistente</text:span><text:span text:style-name="T162"><text:s/>e l’Amministratore Sicurezza ha effettuato il login</text:span><text:span text:style-name="T163">.</text:span></text:p>
      <text:p text:style-name="P164"/>
      <text:p text:style-name="Nessunaspaziatura"><text:span text:style-name="T165">Postcondizione:<text:s/></text:span><text:span text:style-name="T166">S</text:span><text:span text:style-name="T167">istema funzionante con database di domande consistente per i requisiti di sistema</text:span><text:span text:style-name="T168">.</text:span></text:p>
      <text:p text:style-name="P169"/>
      <text:p text:style-name="Nessunaspaziatura"><text:span text:style-name="T170">Flusso principale degli eventi:</text:span><text:span text:style-name="T171"><text:s/></text:span><text:span text:style-name="T172"><text:line-break/></text:span></text:p>
      <text:soft-page-break/>
      <text:list text:style-name="LFO1" text:continue-numbering="true">
        <text:list-item>
          <text:p text:style-name="P173">L’Amministratore Sicurezza può vedere il database di domande.</text:p>
        </text:list-item>
        <text:list-item>
          <text:p text:style-name="P174">L’Amministratore Sicurezza può modificare il database di domande.</text:p>
        </text:list-item>
      </text:list>
      <text:p text:style-name="P175"/>
      <text:p text:style-name="P176"/>
      <text:p text:style-name="P177"/>
      <text:h text:style-name="P178" text:outline-level="3">3.3.1<text:tab/><text:s/>UCAS 2:<text:s/>Ambito Amministratore Sicurezza,<text:s/>modifica database.</text:h>
      <text:p text:style-name="Normale"/>
      <text:p text:style-name="P179">&lt;&lt;figura&gt;&gt;</text:p>
      <text:p text:style-name="P180"><text:span text:style-name="T181">Figura :<text:s/></text:span><text:span text:style-name="T182">Ambito Amministratore Sicurezza,<text:s/></text:span><text:span text:style-name="T183">modifica database</text:span><text:span text:style-name="T184">.</text:span></text:p>
      <text:p text:style-name="P185"/>
      <text:p text:style-name="P186"/>
      <text:p text:style-name="Nessunaspaziatura"><text:span text:style-name="T187">Attori coinvolti:</text:span><text:span text:style-name="T188"><text:tab/></text:span><text:span text:style-name="T189"><text:s/>Amministratore Sicurezza</text:span><text:span text:style-name="T190">.</text:span></text:p>
      <text:p text:style-name="P191"/>
      <text:p text:style-name="Nessunaspaziatura"><text:span text:style-name="T192">Scopo e descrizione:<text:s/></text:span><text:span text:style-name="T193">L’Amministratore Sicurezza può modificare il database di domande</text:span><text:span text:style-name="T194"><text:s/>tramite operazioni fondamentali</text:span><text:span text:style-name="T195">.</text:span></text:p>
      <text:p text:style-name="P196"/>
      <text:p text:style-name="Nessunaspaziatura"><text:span text:style-name="T197">Precondizione:<text:s/></text:span><text:span text:style-name="T198">Sistema funzionante con database di domande esistente</text:span><text:span text:style-name="T199">.</text:span></text:p>
      <text:p text:style-name="P200"/>
      <text:p text:style-name="Nessunaspaziatura"><text:span text:style-name="T201">Postcondizione:<text:s/></text:span><text:span text:style-name="T202">S</text:span><text:span text:style-name="T203">istema funzionante con database di domande consistente per i requisiti di sistema.</text:span></text:p>
      <text:p text:style-name="P204"/>
      <text:p text:style-name="Nessunaspaziatura"><text:span text:style-name="T205">Flusso principale degli eventi:<text:s/></text:span><text:span text:style-name="T206"><text:line-break/></text:span></text:p>
      <text:list text:style-name="LFO2" text:continue-numbering="true">
        <text:list-item>
          <text:p text:style-name="P207">L’Amministratore Sicurezza può<text:s/>aggiungere<text:s/>una domanda al<text:s/>database di domande.</text:p>
        </text:list-item>
        <text:list-item>
          <text:p text:style-name="P208">L’Amministratore Sicurezza può modificare<text:s/>una domanda nel<text:s/>database di domande.</text:p>
        </text:list-item>
        <text:list-item>
          <text:p text:style-name="P209">L’Amministratore Sicurezza può cancellare una domanda nel database di domande.</text:p>
        </text:list-item>
      </text:list>
      <text:p text:style-name="P210"/>
      <text:p text:style-name="P211"><text:line-break/></text:p>
      <text:h text:style-name="P212" text:outline-level="3">3.3.1<text:tab/><text:s/>UCAS 2.2: Ambito Amministratore Sicurezza, modifica domanda.</text:h>
      <text:p text:style-name="Normale"/>
      <text:p text:style-name="P213">&lt;&lt;figura&gt;&gt;</text:p>
      <text:p text:style-name="P214"><text:span text:style-name="T215">Figura :</text:span><text:span text:style-name="T216"><text:s/>Ambito Amministratore Sicurezza, modifica domanda.</text:span></text:p>
      <text:p text:style-name="P217"/>
      <text:p text:style-name="P218"/>
      <text:p text:style-name="Nessunaspaziatura"><text:span text:style-name="T219">Attori coinvolti:</text:span><text:span text:style-name="T220"><text:tab/></text:span><text:span text:style-name="T221"><text:s/>Amministratore Sicurezza</text:span><text:span text:style-name="T222">.</text:span></text:p>
      <text:p text:style-name="P223"/>
      <text:p text:style-name="Nessunaspaziatura"><text:span text:style-name="T224">Scopo e descrizione:<text:s/></text:span><text:span text:style-name="T225">L’Amministratore Sicurezza può modificare la<text:s/></text:span><text:span text:style-name="T226">domanda</text:span><text:span text:style-name="T227"><text:s/></text:span><text:span text:style-name="T228">in ogni sua parte</text:span><text:span text:style-name="T229">.</text:span></text:p>
      <text:p text:style-name="P230"/>
      <text:p text:style-name="Nessunaspaziatura"><text:span text:style-name="T231">Precondizione:<text:s/></text:span><text:span text:style-name="T232">E</text:span><text:span text:style-name="T233">siste una domanda nel database di domande.</text:span></text:p>
      <text:p text:style-name="P234"/>
      <text:p text:style-name="Nessunaspaziatura"><text:span text:style-name="T235">Postcondizione:<text:s/></text:span><text:span text:style-name="T236">La domanda è stata correttamente modificata secondo la scelta dell’Amministratore Sicurezza</text:span><text:span text:style-name="T237">.</text:span></text:p>
      <text:p text:style-name="P238"/>
      <text:p text:style-name="Nessunaspaziatura"><text:span text:style-name="T239">Flusso principale degli eventi:<text:s/></text:span><text:span text:style-name="T240"><text:line-break/></text:span></text:p>
      <text:list text:style-name="LFO3" text:continue-numbering="true">
        <text:list-item>
          <text:p text:style-name="P241">Si può modificare il tipo della domanda.</text:p>
        </text:list-item>
        <text:list-item>
          <text:p text:style-name="P242">Si può modificare il testo delle risposte della domanda.</text:p>
        </text:list-item>
        <text:list-item>
          <text:p text:style-name="P243">Si può modificare il testo della domanda.</text:p>
        </text:list-item>
        <text:list-item>
          <text:p text:style-name="P244">Si può modificare<text:s/>la risposta corretta.</text:p>
        </text:list-item>
      </text:list>
      <text:p text:style-name="P245"/>
      <text:p text:style-name="P246"/>
      <text:p text:style-name="P247"/>
      <text:p text:style-name="P248">3.4<text:tab/><text:s/>Ambito Amministratore Azienda, caso d’uso generale</text:p>
      <text:p text:style-name="P249"/>
      <text:p text:style-name="P250"/>
      <text:p text:style-name="P251">&lt;&lt;figura&gt;&gt;</text:p>
      <text:p text:style-name="P252"><text:span text:style-name="T253">Figura :</text:span><text:span text:style-name="T254"><text:s/>Ambito Amministratore Azienda, caso d’uso generale</text:span></text:p>
      <text:p text:style-name="P255"/>
      <text:p text:style-name="P256"><text:span text:style-name="T257">Attori Coinvolti:</text:span><text:span text:style-name="T258"><text:s/>Amministratore Azienda.</text:span></text:p>
      <text:p text:style-name="P259"/>
      <text:p text:style-name="P260"><text:span text:style-name="T261">Scopo e Descrizione:</text:span><text:span text:style-name="T262"><text:s/>Un Amministratore Azienda può visualizzare i dati sensibili ed i punteggi relativi ad ogni Dipendente della sua azienda, inoltre ha la possibilità di gestire gli account dei Dipendenti.</text:span></text:p>
      <text:p text:style-name="P263"/>
      <text:p text:style-name="P264"><text:span text:style-name="T265">Precondizione:</text:span><text:span text:style-name="T266"><text:s/>Sistema funzionante con database di utenti funzionante, l’utente ha effettuato il login come Amministratore Azienda nel sistema.</text:span></text:p>
      <text:p text:style-name="P267"/>
      <text:p text:style-name="P268"><text:span text:style-name="T269">Postcondizione:</text:span><text:span text:style-name="T270"><text:s/>L’Utente è ancora<text:s/></text:span><text:span text:style-name="T271">loggato</text:span><text:span text:style-name="T272"><text:s/>come Amministratore Azienda ed ha effettuato una delle operazioni consentite rimanendo in uno stato consistente.</text:span></text:p>
      <text:p text:style-name="P273"/>
      <text:p text:style-name="P274">Flusso Principale degli Eventi:</text:p>
      <text:list text:style-name="LFO13" text:continue-numbering="true">
        <text:list-item>
          <text:p text:style-name="P275">L’Amministratore Azienda può gestire gli account dei dipendenti.</text:p>
        </text:list-item>
        <text:list-item>
          <text:p text:style-name="P276">L’Amministratore Azienda può visualizzare i dati sensibili dei dipendenti.</text:p>
        </text:list-item>
        <text:list-item>
          <text:p text:style-name="P277">L’Amministratore Azienda può visualizzare i punteggi dei dipendenti.</text:p>
        </text:list-item>
      </text:list>
      <text:p text:style-name="P278"/>
      <text:p text:style-name="P279"/>
      <text:p text:style-name="P280"/>
      <text:p text:style-name="P281">3.4.1<text:tab/><text:s/>UCAA 1: Ambito Amministratore Azienda, gestione dipendenti</text:p>
      <text:p text:style-name="P282"/>
      <text:p text:style-name="P283"/>
      <text:p text:style-name="P284">&lt;&lt;figura&gt;&gt;</text:p>
      <text:p text:style-name="P285"><text:span text:style-name="T286">Figura<text:s/></text:span><text:span text:style-name="T287">:</text:span><text:span text:style-name="T288"><text:s/>UCAA 1 Ambito Amministratore Azienda, gestione dipendenti</text:span></text:p>
      <text:p text:style-name="P289"/>
      <text:p text:style-name="P290"><text:span text:style-name="T291">Attori Coinvolti:</text:span><text:span text:style-name="T292"><text:s/>Amministratore Azienda.</text:span></text:p>
      <text:p text:style-name="P293"/>
      <text:p text:style-name="P294"><text:span text:style-name="T295">Scopo e Descrizione:</text:span><text:span text:style-name="T296"><text:s/>L’Amministratore Azienda può aggiungere od eliminare account dipendenti nel database, inoltre può modificare i dati personali contenuti negli account.</text:span></text:p>
      <text:p text:style-name="P297"/>
      <text:p text:style-name="P298"><text:span text:style-name="T299">Precondizione:</text:span><text:span text:style-name="T300"><text:s/>L’Amministratore Azienda vuole aggiungere, eliminare o modificare i dati di un account dipendente, è a conoscenza dei dati di eventuali nuovi dipendenti non presenti nel database.</text:span></text:p>
      <text:p text:style-name="P301"/>
      <text:p text:style-name="P302"><text:span text:style-name="T303">Postcondizione:</text:span><text:span text:style-name="T304"><text:s/>Nel database di dipendenti è presente un nuovo account dipendente, un account dipendente già presente è stato eliminato oppure i dati di un account già presente è stato modificato.</text:span></text:p>
      <text:p text:style-name="P305"/>
      <text:p text:style-name="P306">Flusso Principale degli Eventi:</text:p>
      <text:list text:style-name="LFO14" text:continue-numbering="true">
        <text:list-item>
          <text:p text:style-name="P307">L’Amministratore Azienda può aggiungere un nuovo account dipendente o se eliminare o modificare i dati personali di un account dipendente già esistente.</text:p>
        </text:list-item>
        <text:list-item>
          <text:p text:style-name="P308">L’Amministratore Azienda può eliminare un account dipendente già esistente.</text:p>
        </text:list-item>
        <text:list-item>
          <text:p text:style-name="P309">L’Amministratore Azienda può modificare i dati personali di un account dipendente già esistente.</text:p>
        </text:list-item>
      </text:list>
      <text:p text:style-name="P310"/>
      <text:p text:style-name="P311"/>
      <text:p text:style-name="P312"/>
      <text:p text:style-name="P313"/>
      <text:h text:style-name="P314" text:outline-level="3">3.5<text:tab/><text:s/>Ambito Amministratore<text:s/>Installatore,<text:s/>caso d’uso generale.</text:h>
      <text:p text:style-name="Normale"/>
      <text:p text:style-name="P315">&lt;&lt;figura&gt;&gt;</text:p>
      <text:p text:style-name="P316"><text:span text:style-name="T317">Figura :</text:span><text:span text:style-name="T318"><text:s/>Ambito Amministratore<text:s/></text:span><text:span text:style-name="T319">Installatore</text:span><text:span text:style-name="T320">,<text:s/></text:span><text:span text:style-name="T321">caso d’uso generale</text:span><text:span text:style-name="T322">.</text:span></text:p>
      <text:p text:style-name="P323"/>
      <text:p text:style-name="P324"/>
      <text:p text:style-name="Nessunaspaziatura"><text:span text:style-name="T325">Attori coinvolti:</text:span><text:span text:style-name="T326"><text:tab/></text:span><text:span text:style-name="T327"><text:s/>Amministratore<text:s/></text:span><text:span text:style-name="T328">Installatore, Amministratore Installatore Autenticato</text:span><text:span text:style-name="T329">.</text:span></text:p>
      <text:p text:style-name="P330"/>
      <text:soft-page-break/>
      <text:p text:style-name="Nessunaspaziatura"><text:span text:style-name="T331">Scopo e descrizione:<text:s/></text:span><text:span text:style-name="T332">L’</text:span><text:span text:style-name="T333"><text:s/></text:span><text:span text:style-name="T334">Amministratore<text:s/></text:span><text:span text:style-name="T335">Installatore</text:span><text:span text:style-name="T336"><text:s/>può</text:span><text:span text:style-name="T337"><text:s/>effettuare il login e gestire il server globale delle aziende oppure installare il software nella azienda relativa</text:span><text:span text:style-name="T338">.</text:span></text:p>
      <text:p text:style-name="P339"/>
      <text:p text:style-name="Nessunaspaziatura"><text:span text:style-name="T340">Precondizione:<text:s/></text:span><text:span text:style-name="T341">L</text:span><text:span text:style-name="T342">’</text:span><text:span text:style-name="T343"><text:s/></text:span><text:span text:style-name="T344">Amministratore Installatore effettua il lavoro solo sotto incarico</text:span><text:span text:style-name="T345">.</text:span></text:p>
      <text:p text:style-name="Nessunaspaziatura"><text:span text:style-name="T346">Postcondizione:<text:s/></text:span><text:span text:style-name="T347">L’</text:span><text:span text:style-name="T348"><text:s/></text:span><text:span text:style-name="T349">Amministratore Installatore ha effettuato il login o si è recato</text:span><text:span text:style-name="T350"><text:s/>nell’</text:span><text:span text:style-name="T351"><text:s/>azienda e ha installato il software su ogni dispositivo richiesto</text:span><text:span text:style-name="T352">.</text:span><text:span text:style-name="T353"><text:s/>L’</text:span><text:span text:style-name="T354"><text:s/></text:span><text:span text:style-name="T355">Amministratore Installatore Autenticato<text:s/></text:span><text:span text:style-name="T356">ha effettuato</text:span><text:span text:style-name="T357"><text:s/>il logout o<text:s/></text:span><text:span text:style-name="T358">ha gestito</text:span><text:span text:style-name="T359"><text:s/>il server globale delle aziende.</text:span></text:p>
      <text:p text:style-name="P360"/>
      <text:p text:style-name="Nessunaspaziatura"><text:span text:style-name="T361">Flusso principale degli eventi:<text:s/></text:span><text:span text:style-name="T362"><text:line-break/></text:span></text:p>
      <text:list text:style-name="LFO6" text:continue-numbering="true">
        <text:list-item>
          <text:p text:style-name="P363">L’ Amministratore Installatore può effettuare il login diventando Amministratore Installatore Autenticato.</text:p>
        </text:list-item>
        <text:list-item>
          <text:p text:style-name="P364">L’ Amministratore Installatore può installare il software recandosi nella azienda che lo ha richiesto.</text:p>
        </text:list-item>
        <text:list-item>
          <text:p text:style-name="P365">L’<text:s/>Amministratore Installatore Autenticato<text:s/>può effettuare il logout diventando Amministratore Installatore.</text:p>
        </text:list-item>
        <text:list-item>
          <text:p text:style-name="P366">L’<text:s/>Amministratore Installatore Autenticato<text:s/>può gestire il server globale delle aziende.</text:p>
        </text:list-item>
      </text:list>
      <text:p text:style-name="P367"/>
      <text:p text:style-name="P368"/>
      <text:p text:style-name="P369"/>
      <text:h text:style-name="P370" text:outline-level="3">3.5.1<text:tab/><text:s/>UCAI 2: Ambito Amministratore Installatore, installazione software.</text:h>
      <text:p text:style-name="Normale"/>
      <text:p text:style-name="P371">&lt;&lt;figura&gt;&gt;</text:p>
      <text:p text:style-name="P372"><text:span text:style-name="T373">Figura :</text:span><text:span text:style-name="T374"><text:s/>Ambito Amministratore Installatore, installazione software.</text:span></text:p>
      <text:p text:style-name="P375"/>
      <text:p text:style-name="P376"/>
      <text:p text:style-name="Nessunaspaziatura"><text:span text:style-name="T377">Attori coinvolti:</text:span><text:span text:style-name="T378"><text:tab/></text:span><text:span text:style-name="T379"><text:s/>Amministratore Installatore</text:span><text:span text:style-name="T380">.</text:span></text:p>
      <text:p text:style-name="P381"/>
      <text:p text:style-name="Nessunaspaziatura"><text:span text:style-name="T382">Scopo e descrizione:<text:s/></text:span><text:span text:style-name="T383">L’ Amministratore Installatore</text:span><text:span text:style-name="T384"><text:s/>si reca nella azienda richiedente ad<text:s/></text:span><text:span text:style-name="T385">installare il</text:span><text:span text:style-name="T386"><text:s/>software</text:span><text:span text:style-name="T387">.</text:span></text:p>
      <text:p text:style-name="P388"/>
      <text:p text:style-name="Nessunaspaziatura"><text:span text:style-name="T389">Precondizione:<text:s/></text:span><text:span text:style-name="T390">L</text:span><text:span text:style-name="T391">’ Amministratore Installatore effettua il lavoro solo sotto incarico.</text:span></text:p>
      <text:p text:style-name="P392"/>
      <text:p text:style-name="Nessunaspaziatura"><text:span text:style-name="T393">Postcondizione:<text:s/></text:span><text:span text:style-name="T394">L’ Amministratore<text:s/></text:span><text:span text:style-name="T395">Installatore</text:span><text:span text:style-name="T396"><text:s/>si è recato nell’ azienda e ha installato il software su ogni dispositivo richiesto.</text:span></text:p>
      <text:p text:style-name="P397"><text:s/></text:p>
      <text:p text:style-name="Nessunaspaziatura"><text:span text:style-name="T398">Flusso principale degli eventi:<text:s/></text:span><text:span text:style-name="T399"><text:line-break/></text:span></text:p>
      <text:list text:style-name="LFO8" text:continue-numbering="true">
        <text:list-item>
          <text:p text:style-name="P400">L’ Amministratore Installatore<text:s/>può installare il software sui dispositivi mobili (tablet, smartphone …).</text:p>
        </text:list-item>
        <text:list-item>
          <text:p text:style-name="P401">L’ Amministratore Installatore può installare il software<text:s/>sui computer.<text:s/></text:p>
        </text:list-item>
      </text:list>
      <text:p text:style-name="P402"/>
      <text:p text:style-name="P403"/>
      <text:p text:style-name="P404"/>
      <text:h text:style-name="P405" text:outline-level="3">3.5.2<text:tab/><text:s/>UCAIA 1:<text:s/>Ambito Amministratore Installatore Autenticato,<text:s/>gestione server aziende.</text:h>
      <text:p text:style-name="Normale"/>
      <text:p text:style-name="P406">&lt;&lt;figura&gt;&gt;</text:p>
      <text:p text:style-name="P407"><text:span text:style-name="T408">Figura :</text:span><text:span text:style-name="T409"><text:s/>Ambito Amministratore Installatore</text:span><text:span text:style-name="T410"><text:s/>Autenticato</text:span><text:span text:style-name="T411">,<text:s/></text:span><text:span text:style-name="T412">gestione server aziende</text:span><text:span text:style-name="T413">.</text:span></text:p>
      <text:p text:style-name="P414"/>
      <text:p text:style-name="P415"/>
      <text:p text:style-name="Nessunaspaziatura"><text:span text:style-name="T416">Attori coinvolti:</text:span><text:span text:style-name="T417"><text:tab/></text:span><text:span text:style-name="T418"><text:s/></text:span><text:span text:style-name="T419">A</text:span><text:span text:style-name="T420">mministratore Installatore Autenticato</text:span><text:span text:style-name="T421">.</text:span></text:p>
      <text:p text:style-name="P422"/>
      <text:p text:style-name="Nessunaspaziatura"><text:span text:style-name="T423">Scopo e descrizione:<text:s/></text:span><text:span text:style-name="T424">L’ Amministratore Installatore</text:span><text:span text:style-name="T425"><text:s/>Autenticato<text:s/></text:span><text:span text:style-name="T426">può<text:s/></text:span><text:span text:style-name="T427">gestire il server aziende</text:span><text:span text:style-name="T428">.</text:span></text:p>
      <text:p text:style-name="P429"/>
      <text:p text:style-name="Nessunaspaziatura"><text:span text:style-name="T430">Precondizione:<text:s/></text:span><text:span text:style-name="T431">L</text:span><text:span text:style-name="T432">’ Amministratore Installatore</text:span><text:span text:style-name="T433"><text:s/>Autenticato</text:span><text:span text:style-name="T434"><text:s/>effettua il lavoro solo sotto incarico</text:span><text:span text:style-name="T435">, esiste il database delle aziende</text:span><text:span text:style-name="T436">.</text:span></text:p>
      <text:p text:style-name="Nessunaspaziatura"><text:span text:style-name="T437">Postcondizione:<text:s/></text:span><text:span text:style-name="T438">Il database delle aziende esiste ed è consistente</text:span><text:span text:style-name="T439">.</text:span></text:p>
      <text:p text:style-name="P440"/>
      <text:p text:style-name="Nessunaspaziatura"><text:span text:style-name="T441">Flusso principale degli eventi:<text:s/></text:span><text:span text:style-name="T442"><text:line-break/></text:span><text:span text:style-name="T443"><text:s text:c="2"/></text:span></text:p>
      <text:list text:style-name="LFO7" text:continue-numbering="true">
        <text:list-item>
          <text:p text:style-name="P444">L’<text:s/>Amministratore Installatore Autenticato<text:s/>aggiunge una<text:s/>azienda.</text:p>
        </text:list-item>
        <text:list-item>
          <text:p text:style-name="P445">L’<text:s/>Amministratore Installatore Autenticato<text:s/>elimina una azienda.</text:p>
        </text:list-item>
      </text:list>
      <text:p text:style-name="P4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estofumetto" style:display-name="Testo fumetto" style:family="paragraph" style:parent-style-name="Normale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olo2Carattere" style:display-name="Titolo 2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olo3Carattere" style:display-name="Titolo 3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olo4Carattere" style:display-name="Titolo 4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den</meta:initial-creator>
    <dc:creator>Eden</dc:creator>
    <meta:creation-date>2011-12-08T15:27:00Z</meta:creation-date>
    <dc:date>2011-12-08T15:30:00Z</dc:date>
    <meta:template xlink:href="Normal.dotm" xlink:type="simple"/>
    <meta:editing-cycles>3</meta:editing-cycles>
    <meta:editing-duration>PT240S</meta:editing-duration>
    <meta:document-statistic meta:page-count="6" meta:paragraph-count="19" meta:word-count="1466" meta:character-count="9805" meta:row-count="69" meta:non-whitespace-character-count="8358"/>
  </office:meta>
</office:document-meta>
</file>